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Calibri_EmbeddedFont, Calibri_MSFontService, sans-serif"/>
    <style:font-face style:name="Consolas" svg:font-family="Consolas, Consolas_EmbeddedFont, Consolas_MSFontService, monospace"/>
    <style:font-face style:name="Mangal1" svg:font-family="Mangal"/>
    <style:font-face style:name="WordVisiCarriageReturn MSFontService" svg:font-family="'WordVisiCarriageReturn MSFontService', Calibri, Calibri_EmbeddedFont, Calibri_MSFontServic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ru" fo:country="RU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3763" loext:opacity="100%" fo:language="ru" fo:country="RU" fo:font-style="normal" fo:font-weight="normal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language="ru" fo:country="RU" fo:font-style="normal" fo:font-weight="normal"/>
    </style:style>
    <style:style style:name="T3" style:family="text">
      <style:text-properties fo:language="ru" fo:country="RU" fo:font-style="normal" fo:font-weight="normal"/>
    </style:style>
    <style:style style:name="T4" style:family="text">
      <style:text-properties style:font-name="Consolas" fo:font-size="11pt"/>
    </style:style>
    <style:style style:name="T5" style:family="text">
      <style:text-properties fo:color="#aaaaaa" loext:opacity="100%"/>
    </style:style>
    <style:style style:name="T6" style:family="text">
      <style:text-properties fo:color="#aaaaaa" loext:opacity="100%" style:font-name="Calibri" fo:font-size="11pt" fo:font-style="italic"/>
    </style:style>
    <style:style style:name="T7" style:family="text">
      <style:text-properties style:font-name="WordVisiCarriageReturn MSFontService" fo:font-size="11pt" fo:language="ru" fo:country="RU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to Dynamic Array</text:span> </text:p>
      <text:p text:style-name="P2"> </text:p>
      <text:p text:style-name="P1"><text:span text:style-name="T1">As we mentioned in the previous article, an array has </text:span><text:span text:style-name="T4">a fixed capacity</text:span> <text:span text:style-name="T1">and we need to specify the size of the array when we initialize it. Sometimes this will be somewhat inconvenient and wasteful.</text:span> </text:p>
      <text:p text:style-name="P1"><text:span text:style-name="T1">Therefore, most programming languages offer built-in </text:span><text:span text:style-name="T4">dynamic array</text:span> <text:span text:style-name="T1">which is still a random access list data structure but with </text:span><text:span text:style-name="T4">variable size</text:span><text:span text:style-name="T1">. For example, we have </text:span><text:span text:style-name="T4">vector</text:span> <text:span text:style-name="T1">in C++ and </text:span><text:span text:style-name="T4">ArrayList</text:span> <text:span text:style-name="T1">in Java.</text:span> </text:p>
      <text:p text:style-name="P2">  </text:p>
      <text:p text:style-name="P3"><text:span text:style-name="T6">Operations in Dynamic Array</text:span><text:span text:style-name="T5"> </text:span></text:p>
      <text:p text:style-name="P2"> <text:span text:style-name="T7"><text:line-break/></text:span><text:span text:style-name="T3"> </text:span></text:p>
      <text:p text:style-name="P1"><text:span text:style-name="T1">Let's take a look at the usage of the dynamic array:</text:span> </text:p>
      <text:p text:style-name="P1"><text:span text:style-name="T1">#include &lt;iostream&gt;</text:span> </text:p>
      <text:p text:style-name="P2">  </text:p>
      <text:p text:style-name="P1"><text:span text:style-name="T1">int main() {</text:span> </text:p>
      <text:p text:style-name="P2">    <text:span text:style-name="T2">// 1. initialize</text:span><text:span text:style-name="T3"> </text:span></text:p>
      <text:p text:style-name="P2">    <text:span text:style-name="T2">vector&lt;int&gt; v0;</text:span><text:span text:style-name="T3"> </text:span></text:p>
      <text:p text:style-name="P2">    <text:span text:style-name="T2">vector&lt;int&gt; v1(5, 0);</text:span><text:span text:style-name="T3"> </text:span></text:p>
      <text:p text:style-name="P2">    <text:span text:style-name="T2">// 2. make a copy</text:span><text:span text:style-name="T3"> </text:span></text:p>
      <text:p text:style-name="P2">    <text:span text:style-name="T2">vector&lt;int&gt; v2(v1.begin(), v1.end());</text:span><text:span text:style-name="T3"> </text:span></text:p>
      <text:p text:style-name="P2">    <text:span text:style-name="T2">vector&lt;int&gt; v3(v2);</text:span><text:span text:style-name="T3"> </text:span></text:p>
      <text:p text:style-name="P2">    <text:span text:style-name="T2">// 2. cast an array to a vector</text:span><text:span text:style-name="T3"> </text:span></text:p>
      <text:p text:style-name="P2">    <text:span text:style-name="T2">int a[5] = {0, 1, 2, 3, 4};</text:span><text:span text:style-name="T3"> </text:span></text:p>
      <text:p text:style-name="P2">    <text:span text:style-name="T2">vector&lt;int&gt; v4(a, *(&amp;a + 1));</text:span><text:span text:style-name="T3"> </text:span></text:p>
      <text:p text:style-name="P2">    <text:span text:style-name="T2">// 3. get length</text:span><text:span text:style-name="T3"> </text:span></text:p>
      <text:p text:style-name="P2">    <text:span text:style-name="T2">cout &lt;&lt; "The size of v4 is: " &lt;&lt; v4.size() &lt;&lt; endl;</text:span><text:span text:style-name="T3"> </text:span></text:p>
      <text:p text:style-name="P2">    <text:span text:style-name="T2">// 4. access element</text:span><text:span text:style-name="T3"> </text:span></text:p>
      <text:p text:style-name="P2">    <text:span text:style-name="T2">cout &lt;&lt; "The first element in v4 is: " &lt;&lt; v4[0] &lt;&lt; endl;</text:span><text:span text:style-name="T3"> </text:span></text:p>
      <text:p text:style-name="P2">    <text:span text:style-name="T2">// 5. iterate the vector</text:span><text:span text:style-name="T3"> </text:span></text:p>
      <text:p text:style-name="P2">    <text:span text:style-name="T2">cout &lt;&lt; "[Version 1] The contents of v4 are:";</text:span><text:span text:style-name="T3"> </text:span></text:p>
      <text:p text:style-name="P2">    <text:span text:style-name="T2">for (int i = 0; i &lt; v4.size(); ++i) {</text:span><text:span text:style-name="T3"> </text:span></text:p>
      <text:p text:style-name="P2">        <text:span text:style-name="T2">cout &lt;&lt; " " &lt;&lt; v4[i];</text:span><text:span text:style-name="T3"> </text:span></text:p>
      <text:p text:style-name="P2">    <text:span text:style-name="T2">}</text:span><text:span text:style-name="T3"> </text:span></text:p>
      <text:p text:style-name="P2">    <text:span text:style-name="T2">cout &lt;&lt; endl;</text:span><text:span text:style-name="T3"> </text:span></text:p>
      <text:p text:style-name="P2">    <text:span text:style-name="T2">cout &lt;&lt; "[Version 2] The contents of v4 are:";</text:span><text:span text:style-name="T3"> </text:span></text:p>
      <text:p text:style-name="P2">    <text:span text:style-name="T2">for (int&amp; item : v4) {</text:span><text:span text:style-name="T3"> </text:span></text:p>
      <text:p text:style-name="P2"><text:soft-page-break/>        <text:span text:style-name="T2">cout &lt;&lt; " " &lt;&lt; item;</text:span><text:span text:style-name="T3"> </text:span></text:p>
      <text:p text:style-name="P2">    <text:span text:style-name="T2">}</text:span><text:span text:style-name="T3"> </text:span></text:p>
      <text:p text:style-name="P2">    <text:span text:style-name="T2">cout &lt;&lt; endl;</text:span><text:span text:style-name="T3"> </text:span></text:p>
      <text:p text:style-name="P2">    <text:span text:style-name="T2">cout &lt;&lt; "[Version 3] The contents of v4 are:";</text:span><text:span text:style-name="T3"> </text:span></text:p>
      <text:p text:style-name="P2">    <text:span text:style-name="T2">for (auto item = v4.begin(); item != v4.end(); ++item) {</text:span><text:span text:style-name="T3"> </text:span></text:p>
      <text:p text:style-name="P2">        <text:span text:style-name="T2">cout &lt;&lt; " " &lt;&lt; *item;</text:span><text:span text:style-name="T3"> </text:span></text:p>
      <text:p text:style-name="P2">    <text:span text:style-name="T2">}</text:span><text:span text:style-name="T3"> </text:span></text:p>
      <text:p text:style-name="P2">    <text:span text:style-name="T2">cout &lt;&lt; endl;</text:span><text:span text:style-name="T3"> </text:span></text:p>
      <text:p text:style-name="P2">    <text:span text:style-name="T2">// 6. modify element</text:span><text:span text:style-name="T3"> </text:span></text:p>
      <text:p text:style-name="P2">    <text:span text:style-name="T2">v4[0] = 5;</text:span><text:span text:style-name="T3"> </text:span></text:p>
      <text:p text:style-name="P2">    <text:span text:style-name="T2">// 7. sort</text:span><text:span text:style-name="T3"> </text:span></text:p>
      <text:p text:style-name="P2">    <text:span text:style-name="T2">sort(v4.begin(), v4.end());</text:span><text:span text:style-name="T3"> </text:span></text:p>
      <text:p text:style-name="P2">    <text:span text:style-name="T2">// 8. add new element at the end of the vector</text:span><text:span text:style-name="T3"> </text:span></text:p>
      <text:p text:style-name="P2">    <text:span text:style-name="T2">v4.push_back(-1);</text:span><text:span text:style-name="T3"> </text:span></text:p>
      <text:p text:style-name="P2">    <text:span text:style-name="T2">// 9. delete the last element</text:span><text:span text:style-name="T3"> </text:span></text:p>
      <text:p text:style-name="P2">    <text:span text:style-name="T2">v4.pop_back();</text:span><text:span text:style-name="T3"> </text:span></text:p>
      <text:p text:style-name="P1"><text:span text:style-name="T1">}</text:span> </text:p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Calibri_EmbeddedFont, Calibri_MSFontService, sans-serif"/>
    <style:font-face style:name="Consolas" svg:font-family="Consolas, Consolas_EmbeddedFont, Consolas_MSFontService, monospace"/>
    <style:font-face style:name="Mangal1" svg:font-family="Mangal"/>
    <style:font-face style:name="WordVisiCarriageReturn MSFontService" svg:font-family="'WordVisiCarriageReturn MSFontService', Calibri, Calibri_EmbeddedFont, Calibri_MSFontServic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1-08T15:22:47.039000000</dc:date>
    <meta:editing-duration>PT2M12S</meta:editing-duration>
    <meta:editing-cycles>3</meta:editing-cycles>
    <meta:document-statistic meta:table-count="0" meta:image-count="0" meta:object-count="0" meta:page-count="2" meta:paragraph-count="51" meta:word-count="283" meta:character-count="1660" meta:non-whitespace-character-count="1207"/>
  </office:meta>
</office:document-meta>
</file>